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2029a7"/>
    </style:style>
    <style:style style:name="P2" style:family="paragraph" style:parent-style-name="Standard">
      <style:text-properties officeooo:rsid="00209727" officeooo:paragraph-rsid="00209727"/>
    </style:style>
    <style:style style:name="P3" style:family="paragraph" style:parent-style-name="Standard">
      <style:text-properties officeooo:rsid="0022c5e2" officeooo:paragraph-rsid="0022c5e2"/>
    </style:style>
    <style:style style:name="P4" style:family="paragraph" style:parent-style-name="Standard">
      <style:text-properties style:text-underline-style="none" officeooo:rsid="0022c5e2" officeooo:paragraph-rsid="002783a2"/>
    </style:style>
    <style:style style:name="P5" style:family="paragraph" style:parent-style-name="Standard">
      <style:text-properties style:text-underline-style="none" officeooo:rsid="0022c5e2" officeooo:paragraph-rsid="002878a4"/>
    </style:style>
    <style:style style:name="P6" style:family="paragraph" style:parent-style-name="Standard">
      <style:text-properties style:text-underline-style="none" officeooo:rsid="0024c3d1" officeooo:paragraph-rsid="002878a4"/>
    </style:style>
    <style:style style:name="P7" style:family="paragraph" style:parent-style-name="Standard">
      <style:text-properties style:text-underline-style="none" officeooo:rsid="0029fffb" officeooo:paragraph-rsid="0029fffb"/>
    </style:style>
    <style:style style:name="P8" style:family="paragraph" style:parent-style-name="Standard">
      <style:text-properties officeooo:rsid="002878a4" officeooo:paragraph-rsid="002878a4"/>
    </style:style>
    <style:style style:name="P9" style:family="paragraph" style:parent-style-name="Standard">
      <style:text-properties officeooo:rsid="0030bcb9" officeooo:paragraph-rsid="0030bcb9"/>
    </style:style>
    <style:style style:name="P10" style:family="paragraph" style:parent-style-name="Standard">
      <style:text-properties officeooo:rsid="003e8282" officeooo:paragraph-rsid="0030bcb9"/>
    </style:style>
    <style:style style:name="P11" style:family="paragraph" style:parent-style-name="Standard">
      <style:text-properties officeooo:rsid="0045a66c" officeooo:paragraph-rsid="0030bcb9"/>
    </style:style>
    <style:style style:name="P12" style:family="paragraph" style:parent-style-name="Standard">
      <style:text-properties officeooo:rsid="004c27f9" officeooo:paragraph-rsid="004c92b5"/>
    </style:style>
    <style:style style:name="P13" style:family="paragraph" style:parent-style-name="Standard">
      <style:text-properties officeooo:rsid="004e0d51" officeooo:paragraph-rsid="004e0d51"/>
    </style:style>
    <style:style style:name="T1" style:family="text">
      <style:text-properties officeooo:rsid="001bc210"/>
    </style:style>
    <style:style style:name="T2" style:family="text">
      <style:text-properties officeooo:rsid="001d7c75"/>
    </style:style>
    <style:style style:name="T3" style:family="text">
      <style:text-properties officeooo:rsid="002153f4"/>
    </style:style>
    <style:style style:name="T4" style:family="text">
      <style:text-properties officeooo:rsid="002783a2"/>
    </style:style>
    <style:style style:name="T5" style:family="text">
      <style:text-properties officeooo:rsid="002878a4"/>
    </style:style>
    <style:style style:name="T6" style:family="text">
      <style:text-properties officeooo:rsid="0029fffb"/>
    </style:style>
    <style:style style:name="T7" style:family="text">
      <style:text-properties officeooo:rsid="002e9dd0"/>
    </style:style>
    <style:style style:name="T8" style:family="text">
      <style:text-properties officeooo:rsid="002fe631"/>
    </style:style>
    <style:style style:name="T9" style:family="text">
      <style:text-properties officeooo:rsid="003264c6"/>
    </style:style>
    <style:style style:name="T10" style:family="text">
      <style:text-properties officeooo:rsid="00332c84"/>
    </style:style>
    <style:style style:name="T11" style:family="text">
      <style:text-properties officeooo:rsid="0034d918"/>
    </style:style>
    <style:style style:name="T12" style:family="text">
      <style:text-properties officeooo:rsid="00359f23"/>
    </style:style>
    <style:style style:name="T13" style:family="text">
      <style:text-properties officeooo:rsid="0037913b"/>
    </style:style>
    <style:style style:name="T14" style:family="text">
      <style:text-properties officeooo:rsid="003c7022"/>
    </style:style>
    <style:style style:name="T15" style:family="text">
      <style:text-properties officeooo:rsid="003fb274"/>
    </style:style>
    <style:style style:name="T16" style:family="text">
      <style:text-properties officeooo:rsid="003ff629"/>
    </style:style>
    <style:style style:name="T17" style:family="text">
      <style:text-properties officeooo:rsid="004042b5"/>
    </style:style>
    <style:style style:name="T18" style:family="text">
      <style:text-properties officeooo:rsid="00440527"/>
    </style:style>
    <style:style style:name="T19" style:family="text">
      <style:text-properties officeooo:rsid="004c92b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LFS – The Lua Flash Store<text:line-break/><text:line-break/>## Overview<text:line-break/><text:line-break/>The Lua Flash Store is a <text:span text:style-name="T1">part</text:span> of the NodeMCU firmware that allows <text:span text:style-name="T1">it to run</text:span> Lua applications directly from ROM, instead of <text:span text:style-name="T1">having your modules take-up</text:span> space in RAM. <text:s/>The advantage of this should already be obvious, as RAM on ESP SOCs can quickly become a precious, and <text:span text:style-name="T1">rare </text:span>commodity.<text:line-break/><text:line-break/>## Basic Process<text:line-break/><text:line-break/><text:span text:style-name="T1">First, you have to use a LFS-enabled firmware. <text:s/>You can either build this yourself, or use the [nodemcu-builder service](https://www.nodemcu-build.com/)</text:span> <text:span text:style-name="T2">but a fixed, and finite amount of flash storage has to be set aside for the LFS by the firmware. <text:s/>Second, ensuring that your firmware is LFS-enabled, you have to compile your Lua code into a binary LFS image, again: either locally, or using a [contributed cloud service](https://blog.ellisons.org.uk/article/nodemcu/a-lua-cross-compile-web-service/). <text:s/>Third, and maybe last, you need to upload this binary to flash using your preferred method, probably nodemcu-uploader, or ESPlorer, and import it to LFS with the `node.flashreload(‘file’)` command. <text:s/>If you want, you can, finally, delete this file from flash, as it’s no longer needed.</text:span></text:p>
      <text:p text:style-name="P1"/>
      <text:p text:style-name="P2">Your code is now pe<text:span text:style-name="T3">rsistently</text:span> stored in LFS, from wh<text:span text:style-name="T3">ere</text:span> it can also be ran, so the space you lost from SPIFFS to create the LFS is re-gained, and since NodeMCU can run your compiled Lua code directly from LFS, you can also load all your modules stored there – up to <text:span text:style-name="T3">128 KB in size</text:span> – without taking any RAM. <text:s/><text:span text:style-name="T3">If you have a locally-installed toolchain (which you should, in my opinion... it’s really very simple), this process can easily be scripted, and seamlessly incorporated to your development cycle.</text:span></text:p>
      <text:p text:style-name="P2"/>
      <text:p text:style-name="P8"><text:span text:style-name="T7">## </text:span>What’<text:span text:style-name="T9">s </text:span>different?</text:p>
      <text:p text:style-name="P8"/>
      <text:p text:style-name="P8">Once the LFS image has been imported, the only thing <text:span text:style-name="T9">you will need to do is </text:span>run a command at every boot to re-initialize a package loader that will look in LFS before or after the default loader has tried SPIFFS, <text:span text:style-name="T9">so that you can use `require()` as usual</text:span>. <text:s/>That’s the only thing.</text:p>
      <text:p text:style-name="P2"/>
      <text:p text:style-name="P3"><text:span text:style-name="T7">## </text:span>Loading modules from LFS</text:p>
      <text:p text:style-name="P3"/>
      <text:p text:style-name="P3">While it’s possible <text:span text:style-name="T10">and not very difficult</text:span> to run code that’s not part of a module from LFS, this example focuses on loading modules so as to keep things simple.</text:p>
      <text:p text:style-name="P3"/>
      <text:p text:style-name="P3">When loading a module, one <text:span text:style-name="T11">runs</text:span> the <text:span text:style-name="T11">`</text:span>require ( ‘name’ )<text:span text:style-name="T11">` function,</text:span> which calls a package loader that, in turn, will look for <text:span text:style-name="T11">`</text:span>name.lua<text:span text:style-name="T11">`</text:span>, or <text:span text:style-name="T11">`</text:span>name.lc<text:span text:style-name="T11">`</text:span> from SPIFFS, and load the module of the same name if it’s found <text:span text:style-name="T11">i</text:span>n that file. <text:s/><text:span text:style-name="T12">To load modules from LFS, we need to add a package loader that will look there, before, or after the default package loader has looked through SPIFFS. <text:s/></text:span>This can be done in a <text:span text:style-name="T13">`</text:span>_init.lua<text:span text:style-name="T13">`</text:span> file that’s compiled in with the rest.</text:p>
      <text:p text:style-name="P3"/>
      <text:p text:style-name="P3"><text:span text:style-name="T8">## </text:span>_<text:span text:style-name="T4">init</text:span></text:p>
      <text:p text:style-name="P3"/>
      <text:p text:style-name="P5"><text:span text:style-name="T5">Optionally, you can put an initialization file in LFS that will be parsed at every boot before `init.lua` if it’s present, and instead of `init.lua` (but you can call it from `_init` with `dofile()`).</text:span></text:p>
      <text:p text:style-name="P5">There is a<text:span text:style-name="T4">n [`_</text:span>init.lua<text:span text:style-name="T13">`](https://github.com/nodemcu/nodemcu-firmware/blob/master/lua_examples/lfs/_init.lua)</text:span> file included <text:span text:style-name="T5">with</text:span> the <text:span text:style-name="T4">LFS </text:span>sample code <text:span text:style-name="T4">provided</text:span> <text:span text:style-name="T4">in the source tree</text:span>, but it’s <text:span text:style-name="T4">somewhat obfuscating to me, so I decided to include another [example _init file](_init.lua.example).</text:span></text:p>
      <text:p text:style-name="P4"><text:soft-page-break/></text:p>
      <text:p text:style-name="P5"><text:span text:style-name="T4">Essentially: it creates a package loader that will look for modules in LFS after the default loader has searched the SPIFFS partition, that will allow users to call `require()` as usual, and it will try to run `init.lua` (the one from SPIFFS) if it’s there. <text:s/>Up to you to customize it to suit your needs.</text:span></text:p>
      <text:p text:style-name="P5"/>
      <text:p text:style-name="P6">This is it for the things you have to do differently. <text:s/><text:span text:style-name="T5">Once the package loader has been initialized by the `_init` file in LFS (or the `init.lua` file in SPIFFS if you don’t want to use `_init`), you can load your modules using `require()` as you’ve always done, and there’s nothing else to do.</text:span></text:p>
      <text:p text:style-name="P6"/>
      <text:p text:style-name="P7"><text:span text:style-name="T8">## </text:span>Dummy Strings</text:p>
      <text:p text:style-name="P1"/>
      <text:p text:style-name="P1"><text:span text:style-name="T6">Another use that was found for the LFS was to preload common string constants from the firmware so they remain stored in LFS rather than get loaded into RAM. <text:s/>This can save a few kilobytes of RAM, and only entails running a command, and pasting the output in a file that gets compiled with the LFS image (as a variable assignment in the `_init` file, maybe). <text:s/>Please see the [dummy strings](https://github.com/nodemcu/nodemcu-firmware/blob/master/lua_examples/lfs/dummy_strings.lua) example file from the sample code for more information.</text:span><text:line-break/><text:line-break/><text:span text:style-name="T8">## </text:span>LFS Step-by-Step</text:p>
      <text:p text:style-name="P1"/>
      <text:p text:style-name="P9">- The first thing is to compile the firmware <text:span text:style-name="T14">with LFS enabled, and its size specified. <text:s/>This can be done by uncommenting //DEFINE LFS_ENABLE from [user_config.h]( ), or selecting the appropriate options from the drop-down menus from the cloud build service.</text:span></text:p>
      <text:p text:style-name="P10"/>
      <text:p text:style-name="P10">- Second, you need to compile your code into an LFS image. <text:s/>You can do this locally using <text:span text:style-name="T15">`</text:span>luac.cross -<text:span text:style-name="T16">f` </text:span>(<text:span text:style-name="T16">`</text:span>luac.cross.int<text:span text:style-name="T16">`</text:span> for integer builds) <text:span text:style-name="T16">in the root directory of the nodemcu-firmware source tree (built by default)</text:span>, or using the <text:span text:style-name="T16">[</text:span>contributed service<text:span text:style-name="T16">]()</text:span>. <text:s/>For instance, if you put your modules in the “module” folder of your project directory, you could <text:span text:style-name="T15">run `luac.cross -f -o lfs.img modules/*.lua` to compile your Lua code into a LFS binary image; see `luac.cross --help` for usage information.</text:span></text:p>
      <text:p text:style-name="P10"/>
      <text:p text:style-name="P10">- <text:span text:style-name="T17">You then need to upload your binary image to your ESP’s flash storage, and import it into firmware. <text:s/>This can be done with your favourite tool, probably nodemcu-uploader, or ESPlorer. <text:s/>If using nodemcu-uploader, the command would be `nodemcu-uploader --port /dev/usb1.1 upload lfs.img`. <text:s/>Afterwards, using a terminal, simply call `node.flashreload ( ‘lfs.img’ )`, and the ESP will reboot if successful.</text:span></text:p>
      <text:p text:style-name="P10"/>
      <text:p text:style-name="P10">- <text:span text:style-name="T18">Assuming you created your LFS image with an [`_init`](_init.lua.example) file that contains the function, and calls from the included example, there is nothing else to do. <text:s/>The package loader will be created, and your `init.lua` file from SPIFFS will be parsed as usual. <text:s/>On the matter, if you need to work on your modules, unless you changed the package loader’s index in `_init`, SPIFFS will have priority over LFS, so those modules will be loaded first by `require()` if they exist.</text:span></text:p>
      <text:p text:style-name="P11"/>
      <text:p text:style-name="P13">## Final Words</text:p>
      <text:p text:style-name="P11"/>
      <text:p text:style-name="P12"><text:span text:style-name="T19">D</text:span>espite obviously being a powerful, and important implementation in the NodeMCU firmware, I hope that I have made the LFS seem simple, and easy to use, and <text:span text:style-name="T19">that your creativity will continue to expand, along the possibilities the ESP SOC and NodeMCU firmware offer you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5" fo:hyphenation-push-char-count="5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Dorion</meta:initial-creator>
    <meta:creation-date>2019-04-16T16:20:11.484000000</meta:creation-date>
    <meta:editing-cycles>3</meta:editing-cycles>
    <meta:editing-duration>PT3M55S</meta:editing-duration>
    <dc:subject>nodemcu,lfs</dc:subject>
    <dc:title>LFS Quick Start</dc:title>
    <dc:date>2019-04-16T19:37:38.135000000</dc:date>
    <dc:creator>Patrick Dorion</dc:creator>
    <meta:generator>LibreOffice/6.2.2.2$Windows_X86_64 LibreOffice_project/2b840030fec2aae0fd2658d8d4f9548af4e3518d</meta:generator>
    <meta:document-statistic meta:table-count="0" meta:image-count="0" meta:object-count="0" meta:page-count="2" meta:paragraph-count="20" meta:word-count="1011" meta:character-count="6176" meta:non-whitespace-character-count="5158"/>
  </office:meta>
</office:document-meta>
</file>